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5">
      <style:text-properties officeooo:paragraph-rsid="0027bc10"/>
    </style:style>
    <style:style style:name="P3" style:family="paragraph" style:parent-style-name="Text_20_body" style:list-style-name="L5">
      <style:text-properties officeooo:rsid="002b1235" officeooo:paragraph-rsid="002b1235"/>
    </style:style>
    <style:style style:name="P4" style:family="paragraph" style:parent-style-name="Text_20_body" style:list-style-name="L5">
      <style:text-properties officeooo:rsid="002b4501" officeooo:paragraph-rsid="002b4501"/>
    </style:style>
    <style:style style:name="P5" style:family="paragraph" style:parent-style-name="Text_20_body" style:list-style-name="L5">
      <style:text-properties officeooo:rsid="002d05a5" officeooo:paragraph-rsid="002d05a5"/>
    </style:style>
    <style:style style:name="P6" style:family="paragraph" style:parent-style-name="Text_20_body" style:list-style-name="L5">
      <style:text-properties officeooo:rsid="002ee273" officeooo:paragraph-rsid="002ee273"/>
    </style:style>
    <style:style style:name="P7" style:family="paragraph" style:parent-style-name="Text_20_body" style:list-style-name="L5">
      <style:text-properties officeooo:rsid="0030c0c9" officeooo:paragraph-rsid="0030c0c9"/>
    </style:style>
    <style:style style:name="P8" style:family="paragraph" style:parent-style-name="Text_20_body" style:list-style-name="L5">
      <style:text-properties officeooo:rsid="0031cd7d" officeooo:paragraph-rsid="0031cd7d"/>
    </style:style>
    <style:style style:name="P9" style:family="paragraph" style:parent-style-name="Text_20_body" style:list-style-name="L5">
      <style:text-properties officeooo:rsid="00333594" officeooo:paragraph-rsid="00333594"/>
    </style:style>
    <style:style style:name="P10" style:family="paragraph" style:parent-style-name="Text_20_body" style:list-style-name="L5">
      <style:text-properties officeooo:rsid="0034abef" officeooo:paragraph-rsid="0034abef"/>
    </style:style>
    <style:style style:name="T1" style:family="text">
      <style:text-properties officeooo:rsid="0016e42c"/>
    </style:style>
    <style:style style:name="T2" style:family="text">
      <style:text-properties officeooo:rsid="0014c5c4"/>
    </style:style>
    <style:style style:name="T3" style:family="text">
      <style:text-properties officeooo:rsid="001e3e8e"/>
    </style:style>
    <style:style style:name="T4" style:family="text">
      <style:text-properties officeooo:rsid="0025998b"/>
    </style:style>
    <style:style style:name="T5" style:family="text">
      <style:text-properties officeooo:rsid="002759fc"/>
    </style:style>
    <style:style style:name="T6" style:family="text">
      <style:text-properties officeooo:rsid="0027bc10"/>
    </style:style>
    <style:style style:name="T7" style:family="text">
      <style:text-properties officeooo:rsid="002ba490"/>
    </style:style>
    <style:style style:name="T8" style:family="text">
      <style:text-properties officeooo:rsid="00346271"/>
    </style:style>
    <style:style style:name="T9" style:family="text">
      <style:text-properties officeooo:rsid="00369c09"/>
    </style:style>
    <style:style style:name="T10" style:family="text">
      <style:text-properties officeooo:rsid="003741f1"/>
    </style:style>
    <style:style style:name="T11" style:family="text">
      <style:text-properties officeooo:rsid="0038331b"/>
    </style:style>
    <style:style style:name="T12" style:family="text">
      <style:text-properties officeooo:rsid="00398ada"/>
    </style:style>
    <style:style style:name="T13" style:family="text">
      <style:text-properties officeooo:rsid="003aeb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52483368654948022" text:style-name="L5">
        <text:list-item>
          <text:p text:style-name="P1"><text:span text:style-name="T9">Poonam<text:tab/>-<text:tab/></text:span>Introduction of team, introduction of paper</text:p>
          <text:list>
            <text:list-item>
              <text:p text:style-name="P1">What it’s about – <text:span text:style-name="T3">An instance of transitioning between monolithic to microservices</text:span></text:p>
            </text:list-item>
            <text:list-item>
              <text:p text:style-name="P1">What the use case is – FX Bank, <text:span text:style-name="T5">Dankse bank (who are they?)</text:span></text:p>
            </text:list-item>
            <text:list-item>
              <text:p text:style-name="P1">Overview of terms – Monolithic, SoA, Microservices.</text:p>
            </text:list-item>
          </text:list>
        </text:list-item>
        <text:list-item>
          <text:p text:style-name="P1"><text:span text:style-name="T9">Priyanka - <text:tab/></text:span>Why transition?</text:p>
          <text:list>
            <text:list-item>
              <text:p text:style-name="P1">What Dankse Bank did, <text:span text:style-name="T4">limitations in their research. (Original system docs, sensitivity of information)</text:span></text:p>
            </text:list-item>
            <text:list-item>
              <text:p text:style-name="P1">Drawbacks of Monolithic</text:p>
            </text:list-item>
            <text:list-item>
              <text:p text:style-name="P2"><text:span text:style-name="T6">Foreign exchange facts, why FX was good domain. </text:span>Outside-in approach, business need.</text:p>
            </text:list-item>
          </text:list>
        </text:list-item>
        <text:list-item>
          <text:p text:style-name="P1"><text:span text:style-name="T12">Tejaswi / Rachel - <text:tab/></text:span>Approach to transitioning</text:p>
          <text:list>
            <text:list-item>
              <text:p text:style-name="P3"><text:span text:style-name="T13">Tejaswi - <text:tab/></text:span>Technical aspect<text:span text:style-name="T7">s, migration process</text:span></text:p>
            </text:list-item>
            <text:list-item>
              <text:p text:style-name="P4"><text:span text:style-name="T13">Rachel - <text:tab/></text:span>FX Microservice architecture</text:p>
            </text:list-item>
          </text:list>
        </text:list-item>
        <text:list-item>
          <text:p text:style-name="P5"><text:span text:style-name="T11">Poonam - <text:tab/></text:span>Indirect critique</text:p>
          <text:list>
            <text:list-item>
              <text:p text:style-name="P6">Implementing microservices for FX was useful, but due to incompleteness, cannot guarantee it is best approach for all industries.</text:p>
            </text:list-item>
            <text:list-item>
              <text:p text:style-name="P7">Where is Monolithic or SoA better?</text:p>
            </text:list-item>
            <text:list-item>
              <text:p text:style-name="P9">Most businesses won’t transition. <text:span text:style-name="T8">Not easy, not cheap.</text:span></text:p>
            </text:list-item>
            <text:list-item>
              <text:p text:style-name="P10">Perhaps better with design for new systems from scratch.</text:p>
            </text:list-item>
            <text:list-item>
              <text:p text:style-name="P8">There is no silver bullet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e42c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Title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4:59:42.183057640</meta:creation-date>
    <meta:editing-duration>PT16M53S</meta:editing-duration>
    <meta:editing-cycles>32</meta:editing-cycles>
    <meta:generator>LibreOffice/5.1.6.2$Linux_X86_64 LibreOffice_project/10m0$Build-2</meta:generator>
    <dc:title>header</dc:title>
    <dc:date>2018-09-15T15:16:51.774209587</dc:date>
    <meta:document-statistic meta:table-count="0" meta:image-count="0" meta:object-count="0" meta:page-count="1" meta:paragraph-count="18" meta:word-count="161" meta:character-count="988" meta:non-whitespace-character-count="853"/>
    <meta:template xlink:type="simple" xlink:actuate="onRequest" xlink:title="header" xlink:href="../../../../.config/libreoffice/4/user/template/header.ott" meta:date="2018-09-15T14:59:42.018895545"/>
  </office:meta>
</office:document-meta>
</file>